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38000001272E00C4DE8897932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Picture 1" draw:style-name="gr1" draw:text-style-name="P1" draw:layer="layout" svg:width="20.014cm" svg:height="7.143cm" svg:x="0.493cm" svg:y="0.579cm">
          <draw:image xlink:href="Pictures/1000000100000338000001272E00C4DE8897932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1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8-16T10:21:42.299139635</dc:date>
    <meta:editing-duration>PT1H4M20S</meta:editing-duration>
    <meta:editing-cycles>7</meta:editing-cycles>
    <meta:generator>LibreOffice/7.3.5.2$Linux_X86_64 LibreOffice_project/30$Build-2</meta:generator>
    <meta:document-statistic meta:object-count="1"/>
  </office:meta>
</office:document-meta>
</file>